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3" style:family="graphic" style:parent-style-name="objectwithoutfill">
      <style:graphic-properties draw:marker-end="Symmetric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2.16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1.8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5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4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7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9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0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2.07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5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1.67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2.3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4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P4" style:family="paragraph">
      <style:text-properties fo:font-family="'Times New Roman'" style:font-style-name="Italic" style:font-family-generic="roman" style:font-pitch="variable" fo:font-size="14pt" style:font-size-asian="14pt" style:font-size-complex="14pt"/>
    </style:style>
    <style:style style:name="P5" style:family="paragraph">
      <style:text-properties fo:font-family="'Times New Roman'" style:font-style-name="Italic" style:font-family-generic="roman" style:font-pitch="variable" fo:font-size="13pt"/>
    </style:style>
    <style:style style:name="T1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2" style:family="text">
      <style:text-properties fo:font-family="'Times New Roman'" style:font-style-name="Italic" style:font-family-generic="roman" style:font-pitch="variable" fo:font-size="14pt" style:font-size-asian="14pt" style:font-size-complex="14pt"/>
    </style:style>
    <style:style style:name="T3" style:family="text">
      <style:text-properties fo:font-family="'Times New Roman'" style:font-style-name="Italic" style:font-family-generic="roman" style:font-pitch="variable"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2" xml:id="id4" draw:id="id4" draw:layer="layout" svg:width="0.889cm" svg:height="0.889cm" svg:x="5.794cm" svg:y="3.783cm">
          <text:p text:style-name="P1"><text:span text:style-name="T1">P1</text:span></text:p>
        </draw:circle>
        <draw:circle draw:style-name="gr1" draw:text-style-name="P2" xml:id="id5" draw:id="id5" draw:layer="layout" svg:width="0.889cm" svg:height="0.889cm" svg:x="7.595cm" svg:y="3.784cm">
          <text:p text:style-name="P1"><text:span text:style-name="T1">P2</text:span></text:p>
        </draw:circle>
        <draw:circle draw:style-name="gr1" draw:text-style-name="P2" xml:id="id6" draw:id="id6" draw:layer="layout" svg:width="0.889cm" svg:height="0.889cm" svg:x="10.395cm" svg:y="3.484cm">
          <text:p text:style-name="P1"><text:span text:style-name="T1">P3</text:span></text:p>
        </draw:circle>
        <draw:ellipse draw:style-name="gr2" draw:text-style-name="P1" xml:id="id3" draw:id="id3" draw:layer="layout" svg:width="5.334cm" svg:height="1.905cm" svg:x="6.334cm" svg:y="6.461cm">
          <text:p/>
        </draw:ellipse>
        <draw:circle draw:style-name="gr1" draw:text-style-name="P2" xml:id="id1" draw:id="id1" draw:layer="layout" svg:width="0.889cm" svg:height="0.889cm" svg:x="6.795cm" svg:y="6.984cm">
          <text:p text:style-name="P1"><text:span text:style-name="T1">M1</text:span></text:p>
        </draw:circle>
        <draw:circle draw:style-name="gr1" draw:text-style-name="P2" xml:id="id2" draw:id="id2" draw:layer="layout" svg:width="0.889cm" svg:height="0.889cm" svg:x="10.271cm" svg:y="6.969cm">
          <text:p text:style-name="P1"><text:span text:style-name="T1">M5</text:span></text:p>
        </draw:circle>
        <draw:connector draw:style-name="gr3" draw:text-style-name="P1" draw:layer="layout" draw:type="line" svg:x1="7.684cm" svg:y1="7.428cm" svg:x2="10.271cm" svg:y2="7.413cm" draw:start-shape="id1" draw:start-glue-point="1" draw:end-shape="id2" draw:end-glue-point="3" svg:d="M7684 7428l2587-15">
          <text:p/>
        </draw:connector>
        <draw:frame draw:style-name="gr4" draw:text-style-name="P3" draw:layer="layout" svg:width="2.661cm" svg:height="0.772cm" svg:x="7.563cm" svg:y="6.714cm">
          <draw:text-box>
            <text:p><text:span text:style-name="T1">M2/M3/M4</text:span></text:p>
          </draw:text-box>
        </draw:frame>
        <draw:circle draw:style-name="gr1" draw:text-style-name="P2" xml:id="id12" draw:id="id12" draw:layer="layout" svg:width="0.889cm" svg:height="0.889cm" svg:x="13.895cm" svg:y="5.284cm">
          <text:p text:style-name="P1"><text:span text:style-name="T1">E1</text:span></text:p>
        </draw:circle>
        <draw:frame draw:style-name="gr5" draw:text-style-name="P4" draw:layer="layout" svg:width="2.327cm" svg:height="1.369cm" svg:x="4.237cm" svg:y="6.28cm">
          <draw:text-box>
            <text:p><text:span text:style-name="T2">Mainpart</text:span></text:p>
            <text:p><text:span text:style-name="T2">(Reified)</text:span></text:p>
          </draw:text-box>
        </draw:frame>
        <draw:frame draw:style-name="gr6" draw:text-style-name="P4" draw:layer="layout" svg:width="2.013cm" svg:height="0.81cm" svg:x="4.238cm" svg:y="2.881cm">
          <draw:text-box>
            <text:p><text:span text:style-name="T2">Privacy</text:span></text:p>
          </draw:text-box>
        </draw:frame>
        <draw:connector draw:style-name="gr3" draw:text-style-name="P1" draw:layer="layout" draw:type="line" svg:x1="9.001cm" svg:y1="6.461cm" svg:x2="6.238cm" svg:y2="4.672cm" draw:start-shape="id3" draw:start-glue-point="0" draw:end-shape="id4" draw:end-glue-point="2" svg:d="M9001 6461l-2763-1789">
          <text:p/>
        </draw:connector>
        <draw:connector draw:style-name="gr3" draw:text-style-name="P1" draw:layer="layout" draw:type="line" svg:x1="9.001cm" svg:y1="6.461cm" svg:x2="8.039cm" svg:y2="4.673cm" draw:start-shape="id3" draw:start-glue-point="0" draw:end-shape="id5" draw:end-glue-point="2" svg:d="M9001 6461l-962-1788">
          <text:p/>
        </draw:connector>
        <draw:connector draw:style-name="gr3" draw:text-style-name="P1" draw:layer="layout" draw:type="line" svg:x1="9.001cm" svg:y1="6.461cm" svg:x2="10.839cm" svg:y2="4.373cm" draw:start-shape="id3" draw:start-glue-point="0" draw:end-shape="id6" draw:end-glue-point="2" svg:d="M9001 6461l1838-2088">
          <text:p/>
        </draw:connector>
        <draw:frame draw:style-name="gr7" draw:text-style-name="P3" draw:layer="layout" svg:width="1.95cm" svg:height="0.772cm" draw:transform="rotate (-0.593411945679146) translate (6.625cm 4.659cm)">
          <draw:text-box>
            <text:p><text:span text:style-name="T1">s:owner</text:span></text:p>
          </draw:text-box>
        </draw:frame>
        <draw:frame draw:style-name="gr8" draw:text-style-name="P3" draw:layer="layout" svg:width="1.975cm" svg:height="0.772cm" draw:transform="rotate (-1.09955742875741) translate (8.656cm 4.418cm)">
          <draw:text-box>
            <text:p><text:span text:style-name="T1">s:access</text:span></text:p>
          </draw:text-box>
        </draw:frame>
        <draw:circle draw:style-name="gr1" draw:text-style-name="P2" xml:id="id7" draw:id="id7" draw:layer="layout" svg:width="0.889cm" svg:height="0.889cm" svg:x="12.096cm" svg:y="3.785cm">
          <text:p text:style-name="P1"><text:span text:style-name="T1">P4</text:span></text:p>
        </draw:circle>
        <draw:connector draw:style-name="gr9" draw:text-style-name="P1" draw:layer="layout" draw:type="line" svg:x1="9.001cm" svg:y1="6.461cm" svg:x2="12.54cm" svg:y2="4.674cm" draw:start-shape="id3" draw:start-glue-point="0" draw:end-shape="id7" draw:end-glue-point="2" svg:d="M9001 6461l3539-1787">
          <text:p/>
        </draw:connector>
        <draw:frame draw:style-name="gr10" draw:text-style-name="P3" draw:layer="layout" svg:width="2.255cm" svg:height="0.772cm" draw:transform="rotate (0.85521133347706) translate (8.83cm 5.707cm)">
          <draw:text-box>
            <text:p><text:span text:style-name="T1">s:purpose</text:span></text:p>
          </draw:text-box>
        </draw:frame>
        <draw:frame draw:style-name="gr11" draw:text-style-name="P5" draw:layer="layout" svg:width="2.432cm" svg:height="0.772cm" draw:transform="rotate (0.47123889803838) translate (9.727cm 5.911cm)">
          <draw:text-box>
            <text:p><text:span text:style-name="T3">s:retention</text:span></text:p>
          </draw:text-box>
        </draw:frame>
        <draw:circle draw:style-name="gr1" draw:text-style-name="P2" xml:id="id8" draw:id="id8" draw:layer="layout" svg:width="0.889cm" svg:height="0.889cm" svg:x="5.795cm" svg:y="10.084cm">
          <text:p text:style-name="P1"><text:span text:style-name="T1">S1</text:span></text:p>
        </draw:circle>
        <draw:circle draw:style-name="gr1" draw:text-style-name="P2" xml:id="id9" draw:id="id9" draw:layer="layout" svg:width="0.889cm" svg:height="0.889cm" svg:x="6.996cm" svg:y="10.485cm">
          <text:p text:style-name="P1"><text:span text:style-name="T1">S2</text:span></text:p>
        </draw:circle>
        <draw:circle draw:style-name="gr1" draw:text-style-name="P2" xml:id="id10" draw:id="id10" draw:layer="layout" svg:width="0.889cm" svg:height="0.889cm" svg:x="10.696cm" svg:y="10.285cm">
          <text:p text:style-name="P1"><text:span text:style-name="T1">S3</text:span></text:p>
        </draw:circle>
        <draw:frame draw:style-name="gr12" draw:text-style-name="P4" draw:layer="layout" svg:width="2.305cm" svg:height="0.81cm" svg:x="4.239cm" svg:y="11.082cm">
          <draw:text-box>
            <text:p><text:span text:style-name="T2">Situation</text:span></text:p>
          </draw:text-box>
        </draw:frame>
        <draw:circle draw:style-name="gr1" draw:text-style-name="P2" xml:id="id11" draw:id="id11" draw:layer="layout" svg:width="0.889cm" svg:height="0.889cm" svg:x="12.097cm" svg:y="10.086cm">
          <text:p text:style-name="P1"><text:span text:style-name="T1">S4</text:span></text:p>
        </draw:circle>
        <draw:connector draw:style-name="gr3" draw:text-style-name="P1" draw:layer="layout" draw:type="line" svg:x1="9.001cm" svg:y1="8.366cm" svg:x2="6.239cm" svg:y2="10.084cm" draw:start-shape="id3" draw:start-glue-point="2" draw:end-shape="id8" draw:end-glue-point="0" svg:d="M9001 8366l-2762 1718">
          <text:p/>
        </draw:connector>
        <draw:connector draw:style-name="gr3" draw:text-style-name="P1" draw:layer="layout" draw:type="line" svg:x1="9.001cm" svg:y1="8.366cm" svg:x2="7.44cm" svg:y2="10.485cm" draw:start-shape="id3" draw:start-glue-point="2" draw:end-shape="id9" draw:end-glue-point="0" svg:d="M9001 8366l-1561 2119">
          <text:p/>
        </draw:connector>
        <draw:connector draw:style-name="gr3" draw:text-style-name="P1" draw:layer="layout" draw:type="line" svg:x1="9.001cm" svg:y1="8.366cm" svg:x2="11.14cm" svg:y2="10.285cm" draw:start-shape="id3" draw:start-glue-point="2" draw:end-shape="id10" draw:end-glue-point="0" svg:d="M9001 8366l2139 1919">
          <text:p/>
        </draw:connector>
        <draw:connector draw:style-name="gr3" draw:text-style-name="P1" draw:layer="layout" draw:type="line" svg:x1="9.001cm" svg:y1="8.366cm" svg:x2="12.541cm" svg:y2="10.086cm" draw:start-shape="id3" draw:start-glue-point="2" draw:end-shape="id11" draw:end-glue-point="0" svg:d="M9001 8366l3540 1720">
          <text:p/>
        </draw:connector>
        <draw:frame draw:style-name="gr13" draw:text-style-name="P3" draw:layer="layout" svg:width="1.594cm" svg:height="0.772cm" draw:transform="rotate (0.50614548307826) translate (6.387cm 9.174cm)">
          <draw:text-box>
            <text:p><text:span text:style-name="T1">s:start</text:span></text:p>
          </draw:text-box>
        </draw:frame>
        <draw:frame draw:style-name="gr14" draw:text-style-name="P3" draw:layer="layout" svg:width="2.572cm" svg:height="0.772cm" draw:transform="rotate (0.9599310885967) translate (7.345cm 10.42cm)">
          <draw:text-box>
            <text:p><text:span text:style-name="T1">s:durability</text:span></text:p>
          </draw:text-box>
        </draw:frame>
        <draw:frame draw:style-name="gr15" draw:text-style-name="P3" draw:layer="layout" svg:width="2.28cm" svg:height="0.772cm" draw:transform="rotate (-0.750491578358607) translate (9.44cm 8.558cm)">
          <draw:text-box>
            <text:p><text:span text:style-name="T1">s:location</text:span></text:p>
          </draw:text-box>
        </draw:frame>
        <draw:frame draw:style-name="gr15" draw:text-style-name="P3" draw:layer="layout" svg:width="2.28cm" svg:height="0.772cm" draw:transform="rotate (-0.418879020479747) translate (10.242cm 8.209cm)">
          <draw:text-box>
            <text:p><text:span text:style-name="T1">s:position</text:span></text:p>
          </draw:text-box>
        </draw:frame>
        <draw:circle draw:style-name="gr1" draw:text-style-name="P2" xml:id="id13" draw:id="id13" draw:layer="layout" svg:width="0.889cm" svg:height="0.889cm" svg:x="13.897cm" svg:y="6.686cm">
          <text:p text:style-name="P1"><text:span text:style-name="T1">E2</text:span></text:p>
        </draw:circle>
        <draw:circle draw:style-name="gr1" draw:text-style-name="P2" xml:id="id14" draw:id="id14" draw:layer="layout" svg:width="0.889cm" svg:height="0.889cm" svg:x="14.197cm" svg:y="7.786cm">
          <text:p text:style-name="P1"><text:span text:style-name="T1">E3</text:span></text:p>
        </draw:circle>
        <draw:circle draw:style-name="gr1" draw:text-style-name="P2" xml:id="id15" draw:id="id15" draw:layer="layout" svg:width="0.889cm" svg:height="0.889cm" svg:x="13.897cm" svg:y="9.486cm">
          <text:p text:style-name="P1"><text:span text:style-name="T1">E4</text:span></text:p>
        </draw:circle>
        <draw:connector draw:style-name="gr3" draw:text-style-name="P1" draw:layer="layout" draw:type="line" svg:x1="11.668cm" svg:y1="7.413cm" svg:x2="13.895cm" svg:y2="5.728cm" draw:start-shape="id3" draw:start-glue-point="1" draw:end-shape="id12" draw:end-glue-point="3" svg:d="M11668 7413l2227-1685">
          <text:p/>
        </draw:connector>
        <draw:connector draw:style-name="gr3" draw:text-style-name="P1" draw:layer="layout" draw:type="line" svg:x1="11.668cm" svg:y1="7.413cm" svg:x2="13.897cm" svg:y2="7.13cm" draw:start-shape="id3" draw:start-glue-point="1" draw:end-shape="id13" draw:end-glue-point="3" svg:d="M11668 7413l2229-283">
          <text:p/>
        </draw:connector>
        <draw:connector draw:style-name="gr3" draw:text-style-name="P1" draw:layer="layout" draw:type="line" svg:x1="11.668cm" svg:y1="7.413cm" svg:x2="14.197cm" svg:y2="8.23cm" draw:start-shape="id3" draw:start-glue-point="1" draw:end-shape="id14" draw:end-glue-point="3" svg:d="M11668 7413l2529 817">
          <text:p/>
        </draw:connector>
        <draw:connector draw:style-name="gr3" draw:text-style-name="P1" draw:layer="layout" draw:type="line" svg:x1="11.668cm" svg:y1="7.413cm" svg:x2="13.897cm" svg:y2="9.93cm" draw:start-shape="id3" draw:start-glue-point="1" draw:end-shape="id15" draw:end-glue-point="3" svg:d="M11668 7413l2229 2517">
          <text:p/>
        </draw:connector>
        <draw:frame draw:style-name="gr16" draw:text-style-name="P3" draw:layer="layout" svg:width="2.077cm" svg:height="0.772cm" draw:transform="rotate (0.6108652381979) translate (11.797cm 6.433cm)">
          <draw:text-box>
            <text:p><text:span text:style-name="T1">s:creator</text:span></text:p>
          </draw:text-box>
        </draw:frame>
        <draw:frame draw:style-name="gr17" draw:text-style-name="P3" draw:layer="layout" svg:width="2.174cm" svg:height="0.772cm" draw:transform="rotate (0.27925268031904) translate (11.952cm 6.749cm)">
          <draw:text-box>
            <text:p><text:span text:style-name="T1">s:method</text:span></text:p>
          </draw:text-box>
        </draw:frame>
        <draw:frame draw:style-name="gr11" draw:text-style-name="P3" draw:layer="layout" svg:width="2.432cm" svg:height="0.772cm" draw:transform="rotate (-0.349065850399987) translate (12.118cm 7.311cm)">
          <draw:text-box>
            <text:p><text:span text:style-name="T1">s:evidence</text:span></text:p>
          </draw:text-box>
        </draw:frame>
        <draw:frame draw:style-name="gr18" draw:text-style-name="P3" draw:layer="layout" svg:width="2.818cm" svg:height="0.772cm" draw:transform="rotate (-0.820304748438367) translate (12.049cm 7.542cm)">
          <draw:text-box>
            <text:p><text:span text:style-name="T1">s:confidence</text:span></text:p>
          </draw:text-box>
        </draw:frame>
        <draw:frame draw:style-name="gr19" draw:text-style-name="P4" draw:layer="layout" svg:width="2.911cm" svg:height="0.81cm" svg:x="12.838cm" svg:y="4.581cm">
          <draw:text-box>
            <text:p><text:span text:style-name="T2">Explan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23T16:30:49.15</meta:creation-date>
    <dc:date>2015-05-23T17:25:41.32</dc:date>
    <dc:creator>Loc Nguyen</dc:creator>
    <meta:editing-duration>PT50M29S</meta:editing-duration>
    <meta:editing-cycles>37</meta:editing-cycles>
    <meta:generator>OpenOffice/4.1.0$Win32 OpenOffice.org_project/410m18$Build-9764</meta:generator>
    <meta:document-statistic meta:object-count="45"/>
  </office:meta>
</office:document-meta>
</file>